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outline1" style:list-style-name="L4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color="#0000cc"/>
    </style:style>
    <style:style style:name="T1" style:family="text">
      <style:text-properties fo:color="#0000cc"/>
    </style:style>
    <style:style style:name="T2" style:family="text">
      <style:text-properties fo:color="#00782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tarting an application<text:line-break/>on boot up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s an example, I have two applications:</text:p>
            <text:p/>
            <text:p>/home/bernie/p80.py</text:p>
            <text:p>/home/bernie/p8000.p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80.py web service (requires root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1">from waitress import serve</text:span></text:p>
                <text:p><text:span text:style-name="T1"/></text:p>
                <text:p><text:span text:style-name="T1">def application(environ, start_response):</text:span></text:p>
                <text:p><text:span text:style-name="T1"><text:s text:c="4"/></text:span><text:span text:style-name="T1">"Defines the wsgi application"</text:span></text:p>
                <text:p><text:span text:style-name="T1"><text:s text:c="4"/></text:span><text:span text:style-name="T1">start_response('200 OK', [('Content-Type', 'text/plain')])</text:span></text:p>
                <text:p><text:span text:style-name="T1"><text:s text:c="4"/></text:span><text:span text:style-name="T1">yield b'Hello, World\nThis is served on port 80\n'</text:span></text:p>
                <text:p><text:span text:style-name="T1"/></text:p>
                <text:p><text:span text:style-name="T1">serve(application, host='0.0.0.0', port=80)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8000.py web servi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1">from waitress import serve</text:span></text:p>
                <text:p><text:span text:style-name="T1"/></text:p>
                <text:p><text:span text:style-name="T1">def application(environ, start_response):</text:span></text:p>
                <text:p><text:span text:style-name="T1"><text:s text:c="4"/></text:span><text:span text:style-name="T1">"Defines the wsgi application"</text:span></text:p>
                <text:p><text:span text:style-name="T1"><text:s text:c="4"/></text:span><text:span text:style-name="T1">start_response('200 OK', [('Content-Type', 'text/plain')])</text:span></text:p>
                <text:p><text:span text:style-name="T1"><text:s text:c="4"/></text:span><text:span text:style-name="T1">yield b'Hello, World\nThis is served on port 8000\n'</text:span></text:p>
                <text:p><text:span text:style-name="T1"/></text:p>
                <text:p><text:span text:style-name="T1">serve(application, host='0.0.0.0', port=8000)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vice fi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o run a service on boot up, create a file<text:span text:style-name="T1">:</text:span></text:p>
              </text:list-item>
              <text:list-item>
                <text:p><text:span text:style-name="T1">/lib/systemd/system/myfile.service</text:span></text:p>
              </text:list-item>
              <text:list-item>
                <text:p>Owned by root with permissions 644</text:p>
              </text:list-item>
              <text:list-item>
                <text:p>So for my two example applications:</text:p>
                <text:p><text:span text:style-name="T1">/lib/systemd/system/p80.service</text:span></text:p>
                <text:p><text:span text:style-name="T1">/lib/systemd/system/p8000.servi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80.service</text:p>
          </draw:text-box>
        </draw:frame>
        <draw:frame presentation:style-name="pr5" draw:text-style-name="P2" draw:layer="layout" svg:width="13.6cm" svg:height="13.979cm" svg:x="9.4cm" svg:y="4.821cm" presentation:class="outline" presentation:user-transformed="true">
          <draw:text-box>
            <text:list text:style-name="L4">
              <text:list-header>
                <text:p text:style-name="P2"><text:span text:style-name="T1">[Unit]</text:span></text:p>
              </text:list-header>
              <text:list-item>
                <text:p text:style-name="P2"><text:span text:style-name="T1">Description=P80 Service</text:span></text:p>
              </text:list-item>
              <text:list-item>
                <text:p text:style-name="P2"><text:span text:style-name="T1">After=multi-user.target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[Service]</text:span></text:p>
              </text:list-item>
              <text:list-item>
                <text:p text:style-name="P2"><text:span text:style-name="T1">Type=idle</text:span></text:p>
              </text:list-item>
              <text:list-item>
                <text:p text:style-name="P2"><text:span text:style-name="T1">ExecStart=/usr/bin/python3 /home/bernie/p80.py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WorkingDirectory=/home/bernie</text:span></text:p>
              </text:list-item>
              <text:list-item>
                <text:p text:style-name="P2"><text:span text:style-name="T1">Restart=on-failure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# Connects standard output to /dev/null</text:span></text:p>
              </text:list-item>
              <text:list-item>
                <text:p text:style-name="P2"><text:span text:style-name="T1">StandardOutput=null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# Connects standard error to journal</text:span></text:p>
              </text:list-item>
              <text:list-item>
                <text:p text:style-name="P2"><text:span text:style-name="T1">StandardError=journal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[Install]</text:span></text:p>
              </text:list-item>
              <text:list-item>
                <text:p text:style-name="P2"><text:span text:style-name="T1">WantedBy=multi-user.target</text:span></text:p>
              </text:list-item>
              <text:list-item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8000.service</text:p>
          </draw:text-box>
        </draw:frame>
        <draw:frame presentation:style-name="pr6" draw:text-style-name="P2" draw:layer="layout" svg:width="14cm" svg:height="16cm" svg:x="9.4cm" svg:y="3.8cm" presentation:class="outline" presentation:user-transformed="true">
          <draw:text-box>
            <text:list text:style-name="L4">
              <text:list-header>
                <text:p text:style-name="P2"><text:span text:style-name="T1">[Unit]</text:span></text:p>
              </text:list-header>
              <text:list-item>
                <text:p text:style-name="P2"><text:span text:style-name="T1">Description=P8000 Service</text:span></text:p>
              </text:list-item>
              <text:list-item>
                <text:p text:style-name="P2"><text:span text:style-name="T1">After=multi-user.target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[Service]</text:span></text:p>
              </text:list-item>
              <text:list-item>
                <text:p text:style-name="P2"><text:span text:style-name="T1">Type=idle</text:span></text:p>
              </text:list-item>
              <text:list-item>
                <text:p text:style-name="P2"><text:span text:style-name="T1">ExecStart=/usr/bin/python3 /home/bernie/p8000.py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2">User=bernie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WorkingDirectory=/home/bernie</text:span></text:p>
              </text:list-item>
              <text:list-item>
                <text:p text:style-name="P2"><text:span text:style-name="T1">Restart=on-failure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# Connects standard output to /dev/null</text:span></text:p>
              </text:list-item>
              <text:list-item>
                <text:p text:style-name="P2"><text:span text:style-name="T1">StandardOutput=null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# Connects standard error to journal</text:span></text:p>
              </text:list-item>
              <text:list-item>
                <text:p text:style-name="P2"><text:span text:style-name="T1">StandardError=journal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[Install]</text:span></text:p>
              </text:list-item>
              <text:list-item>
                <text:p text:style-name="P2"><text:span text:style-name="T1">WantedBy=multi-user.target</text:span></text:p>
              </text:list-item>
              <text:list-item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s (as root)</text:p>
          </draw:text-box>
        </draw:frame>
        <draw:frame presentation:style-name="pr4" draw:layer="layout" svg:width="23cm" svg:height="14.4cm" svg:x="3.8cm" svg:y="5cm" presentation:class="outline" presentation:user-transformed="true">
          <draw:text-box>
            <text:list text:style-name="L3">
              <text:list-item>
                <text:p>After creating the service file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">systemctl daemon-reload</text:span></text:p>
                      </text:list-item>
                      <text:list-item>
                        <text:p><text:span text:style-name="T1">systemctl enable p80.servi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Other usefull command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">systemctl start p80</text:span></text:p>
                      </text:list-item>
                      <text:list-item>
                        <text:p><text:span text:style-name="T1">systemctl stop p80</text:span></text:p>
                      </text:list-item>
                      <text:list-item>
                        <text:p><text:span text:style-name="T1">systemctl restart p80</text:span></text:p>
                      </text:list-item>
                      <text:list-item>
                        <text:p><text:span text:style-name="T1">systemctl status p80</text:span></text:p>
                      </text:list-item>
                      <text:list-item>
                        <text:p><text:span text:style-name="T1">systemctl disable p80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Display last lines of the journal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">journalctl -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display and continuously print the latest journal entri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">journalctl -f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 on an lxd container</text:p>
          </draw:text-box>
        </draw:frame>
        <draw:frame presentation:style-name="pr4" draw:layer="layout" svg:width="19.799cm" svg:height="12.179cm" svg:x="6.8cm" svg:y="4.914cm" presentation:class="outline" presentation:user-transformed="true">
          <draw:text-box>
            <text:list text:style-name="L3">
              <text:list-item>
                <text:p>Reminder:</text:p>
              </text:list-item>
            </text:list>
            <text:list text:style-name="L5">
              <text:list-item>
                <text:p/>
              </text:list-item>
              <text:list-item>
                <text:p><text:span text:style-name="T1">lxc list</text:span></text:p>
              </text:list-item>
              <text:list-item>
                <text:p><text:span text:style-name="T1">lxc stop demo --force</text:span></text:p>
              </text:list-item>
              <text:list-item>
                <text:p><text:span text:style-name="T1">lxc start demo</text:span></text:p>
              </text:list-item>
              <text:list-item>
                <text:p><text:span text:style-name="T1">lxc exec demo -- /bin/bas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11:58:25.376761726</meta:creation-date>
    <dc:date>2018-10-11T12:49:58.742697223</dc:date>
    <meta:editing-duration>PT41M1S</meta:editing-duration>
    <meta:editing-cycles>6</meta:editing-cycles>
    <meta:generator>LibreOffice/5.1.6.2$Linux_X86_64 LibreOffice_project/10m0$Build-2</meta:generator>
    <meta:document-statistic meta:object-count="53"/>
  </office:meta>
</office:document-meta>
</file>